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officeooo:rsid="00184152" officeooo:paragraph-rsid="00184152"/>
    </style:style>
    <style:style style:name="P2" style:family="paragraph" style:parent-style-name="Standard">
      <style:paragraph-properties fo:text-align="start" style:justify-single-word="false"/>
      <style:text-properties style:font-name="Liberation Serif" officeooo:rsid="001a0411" officeooo:paragraph-rsid="001a0411"/>
    </style:style>
    <style:style style:name="P3" style:family="paragraph" style:parent-style-name="Standard">
      <style:paragraph-properties fo:line-height="100%" fo:text-align="start" style:justify-single-word="false"/>
      <style:text-properties style:font-name="Liberation Serif" fo:font-weight="normal" officeooo:rsid="00184152" officeooo:paragraph-rsid="00184152" style:font-weight-asian="normal" style:font-weight-complex="normal"/>
    </style:style>
    <style:style style:name="P4" style:family="paragraph" style:parent-style-name="Standard">
      <style:paragraph-properties fo:line-height="100%" fo:text-align="start" style:justify-single-word="false"/>
      <style:text-properties style:font-name="Liberation Serif" fo:font-weight="normal" officeooo:paragraph-rsid="001a0411" style:font-weight-asian="normal" style:font-weight-complex="normal"/>
    </style:style>
    <style:style style:name="P5" style:family="paragraph" style:parent-style-name="Text_20_body">
      <style:paragraph-properties fo:line-height="100%" fo:text-align="start" style:justify-single-word="false"/>
      <style:text-properties style:font-name="Liberation Serif" fo:font-weight="normal" officeooo:paragraph-rsid="001c30d6" style:font-weight-asian="normal" style:font-weight-complex="normal"/>
    </style:style>
    <style:style style:name="P6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style:font-name="Liberation Serif" officeooo:rsid="001c30d6" officeooo:paragraph-rsid="001c30d6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style:font-name="Liberation Serif" officeooo:rsid="001d16a8" officeooo:paragraph-rsid="001d16a8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style:font-name="Liberation Serif" officeooo:paragraph-rsid="001d16a8"/>
    </style:style>
    <style:style style:name="T1" style:family="text">
      <style:text-properties officeooo:rsid="001a0411"/>
    </style:style>
    <style:style style:name="T2" style:family="text">
      <style:text-properties officeooo:rsid="001c30d6"/>
    </style:style>
    <style:style style:name="T3" style:family="text">
      <style:text-properties fo:font-variant="normal" fo:text-transform="none" fo:color="#202124" fo:font-size="12pt" fo:letter-spacing="normal" fo:font-style="normal"/>
    </style:style>
    <style:style style:name="T4" style:family="text">
      <style:text-properties fo:font-variant="normal" fo:text-transform="none" fo:color="#202124" fo:font-size="12pt" fo:letter-spacing="normal" fo:font-style="normal" officeooo:rsid="001a0411"/>
    </style:style>
    <style:style style:name="T5" style:family="text">
      <style:text-properties fo:font-variant="normal" fo:text-transform="none" fo:color="#202124" fo:font-size="12pt" fo:letter-spacing="normal" fo:font-style="normal" fo:font-weight="normal"/>
    </style:style>
    <style:style style:name="T6" style:family="text">
      <style:text-properties fo:font-variant="normal" fo:text-transform="none" fo:color="#202124" fo:font-size="12pt" fo:letter-spacing="normal" fo:language="pt" fo:country="BR" fo:font-style="normal" officeooo:rsid="001a0411" loext:padding="0cm" loext:border="none"/>
    </style:style>
    <style:style style:name="T7" style:family="text">
      <style:text-properties fo:font-variant="normal" fo:text-transform="none" fo:color="#202124" fo:font-size="12pt" fo:letter-spacing="normal" fo:language="pt" fo:country="BR" fo:font-style="normal" loext:padding="0cm" loext:border="none"/>
    </style:style>
    <style:style style:name="T8" style:family="text">
      <style:text-properties fo:font-variant="normal" fo:text-transform="none" fo:color="#202124" style:font-name="arial" fo:font-size="12pt" fo:letter-spacing="normal" fo:font-style="normal" fo:font-weight="normal"/>
    </style:style>
    <style:style style:name="T9" style:family="text">
      <style:text-properties fo:font-variant="normal" fo:text-transform="none" fo:color="#202124" fo:letter-spacing="normal"/>
    </style:style>
    <style:style style:name="T10" style:family="text">
      <style:text-properties officeooo:rsid="001d16a8"/>
    </style:style>
    <style:style style:name="T11" style:family="text">
      <style:text-properties officeooo:rsid="001d16a8" loext:padding="0cm" loext:border="none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de geografia.</text:p>
      <text:p text:style-name="P1"/>
      <text:p text:style-name="P3">1- <text:span text:style-name="T2">a)</text:span><text:span text:style-name="T1">Gás/Carvão:</text:span><text:span text:style-name="T3">Sem dúvida, o maior ponto negativo é a queima de derivados de petróleo (recursos não renováveis), que resulta na poluição do ar.</text:span></text:p>
      <text:p text:style-name="P4"/>
      <text:p text:style-name="P4"><text:span text:style-name="T1">Eólica:</text:span><text:span text:style-name="T4">Intermitência dos ventos.</text:span><text:span text:style-name="T3">Poluição sonora.Poluição visual.Acidente com passáros.</text:span></text:p>
      <text:p text:style-name="P5"/>
      <text:p text:style-name="P5"><text:span text:style-name="T1">Nuclear:</text:span><text:span text:style-name="T6">O lixo nuclear radioativo deve ser armazenado em locais seguros e isolados;</text:span><text:span text:style-name="T7">Mais cara, quando comparada a outras formas;Risco de acidentes nucleares;Problemas ambientais, devido ao aquecimento de ecossistemas aquáticos pela água de resfriamento dos reatores.</text:span></text:p>
      <text:p text:style-name="P6">b)Nuclear, pois com a evolução da tecnoligia os acidentes vão ser evitados e o lixo sera reaproveitado.</text:p>
      <text:p text:style-name="P6"/>
      <text:p text:style-name="P6">2-<text:span text:style-name="T10">a)</text:span>Pois a cada chuva ela “retorna”.</text:p>
      <text:p text:style-name="P7">b)São mal administrados.</text:p>
      <text:p text:style-name="P7">c)</text:p>
      <text:p text:style-name="P7"/>
      <text:p text:style-name="P7">3-Sim, pois já ocorreram acidentes.</text:p>
      <text:p text:style-name="P8"><text:span text:style-name="T11">4-</text:span><text:span text:style-name="T5">EVOLUÇÃO DO PROGRAMA NACIONAL DO ÁLCOOL - Proálcool. O Programa Nacional do Álcool ou Proálcool</text:span><text:span text:style-name="T9"> </text:span><text:span text:style-name="T5">foi criado em 14 de novembro de 1975 pelo decreto n° 76.593, com o objetivo de estimular a produção do álcool, visando o atendimento das necessidades do mercado interno e externo e da política de combustíveis automotivos.</text:span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0T10:46:04.904296904</meta:creation-date>
    <dc:date>2020-11-20T12:20:53.559177881</dc:date>
    <meta:editing-duration>PT2M38S</meta:editing-duration>
    <meta:editing-cycles>1</meta:editing-cycles>
    <meta:document-statistic meta:table-count="0" meta:image-count="0" meta:object-count="0" meta:page-count="1" meta:paragraph-count="10" meta:word-count="151" meta:character-count="1037" meta:non-whitespace-character-count="896"/>
    <meta:generator>LibreOffice/6.4.6.2$Linux_X86_64 LibreOffice_project/40$Build-2</meta:generator>
  </office:meta>
</office:document-meta>
</file>